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style:line-spacing="0.0882in"/>
      <style:text-properties style:font-name="Roboto" fo:font-size="14pt" style:font-size-asian="14pt" style:font-size-complex="14pt"/>
    </style:style>
    <style:style style:name="P2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fo:font-style="normal" officeooo:rsid="0038633e" officeooo:paragraph-rsid="0038633e" style:font-size-asian="14pt" style:font-style-asian="normal" style:font-size-complex="14pt" style:font-style-complex="normal"/>
    </style:style>
    <style:style style:name="P3" style:family="paragraph" style:parent-style-name="Standard" style:list-style-name="L2">
      <style:paragraph-properties fo:margin-top="0.0791in" fo:margin-bottom="0.0791in" loext:contextual-spacing="false" style:line-spacing="0.0882in"/>
      <style:text-properties style:font-name="Roboto" fo:font-size="14pt" fo:font-style="normal" officeooo:rsid="0038633e" officeooo:paragraph-rsid="0038633e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top="0.0791in" fo:margin-bottom="0.0791in" loext:contextual-spacing="false" style:line-spacing="0.0882in" fo:text-align="center" style:justify-single-word="false"/>
      <style:text-properties style:font-name="Roboto" fo:font-size="20pt" officeooo:rsid="0038633e" officeooo:paragraph-rsid="0038633e" style:font-size-asian="17.5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3972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Objectives</text:p>
      <text:list xml:id="list2109777752" text:style-name="L1">
        <text:list-item>
          <text:p text:style-name="P2">The site should be fully usable with no other users, since I have no idea if people besides me will end up using it.</text:p>
        </text:list-item>
      </text:list>
      <text:list xml:id="list4259243466" text:style-name="L2">
        <text:list-item>
          <text:list>
            <text:list-item>
              <text:p text:style-name="P3">Maybe this means that the importance of each vote should be based on their population. So if I’m the only user, my vote is <text:span text:style-name="T1">very</text:span> important (100% of the population), but if I’m only one user out of 1000 it <text:span text:style-name="T1">isn’t</text:span> very import (0.01% of the population).</text:p>
              <text:list>
                <text:list-item>
                  <text:p text:style-name="P3">This probably means that <text:span text:style-name="T2">only active users should be considered, which means we’ll need a way to determine if user are active or not.</text:span></text:p>
                </text:list-item>
              </text:list>
            </text:list-item>
            <text:list-item>
              <text:p text:style-name="P3">This migh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ial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Arial" style:font-family-asian="Arial" style:font-family-generic-asian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Arial" style:font-family-asian="Arial" style:font-family-generic-asian="swis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1:43:03.103000000</meta:creation-date>
    <dc:date>2019-05-30T12:01:19.299000000</dc:date>
    <meta:editing-duration>PT3H40M13S</meta:editing-duration>
    <meta:editing-cycles>45</meta:editing-cycles>
    <meta:generator>LibreOffice/6.2.3.2$Windows_x86 LibreOffice_project/aecc05fe267cc68dde00352a451aa867b3b546ac</meta:generator>
    <meta:document-statistic meta:table-count="0" meta:image-count="0" meta:object-count="0" meta:page-count="1" meta:paragraph-count="5" meta:word-count="102" meta:character-count="522" meta:non-whitespace-character-count="429"/>
  </office:meta>
</office:document-meta>
</file>